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73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445in" fo:padding-bottom="0.05445in" fo:padding-left="0.06904in" fo:padding-right="0.0690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445in" fo:padding-bottom="0.05445in" fo:padding-left="0.06904in" fo:padding-right="0.0690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445in" fo:padding-bottom="0.05445in" fo:padding-left="0.06904in" fo:padding-right="0.0690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0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fo:wrap-option="wrap" fo:padding-top="0.05445in" fo:padding-bottom="0.05445in" fo:padding-left="0.06904in" fo:padding-right="0.0690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fo:wrap-option="wrap" fo:padding-top="0.05445in" fo:padding-bottom="0.05445in" fo:padding-left="0.06904in" fo:padding-right="0.0690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fo:wrap-option="wrap" fo:padding-top="0.05445in" fo:padding-bottom="0.05445in" fo:padding-left="0.06904in" fo:padding-right="0.0690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9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g draw:name="Diagram 3" draw:id="id63">
          <svg:title/>
          <svg:desc/>
          <draw:custom-shape svg:x="0.46169in" svg:y="0.42311in" svg:width="1.72659in" svg:height="0.8633in" draw:id="id64" draw:style-name="a360" draw:name="Freeform: Shape 2">
            <svg:title/>
            <svg:desc/>
            <text:p text:style-name="a359" text:class-names="" text:cond-style-name=""><text:span text:style-name="a357" text:class-names="">Introduction</text:span><text:span text:style-name="a358" text:class-names=""/></text:p>
            <draw:enhanced-geometry xmlns:dr3d="urn:oasis:names:tc:opendocument:xmlns:dr3d:1.0" draw:type="non-primitive" svg:viewBox="0 0 1578795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578795"/>
              <draw:equation draw:name="f2" draw:formula="789397"/>
              <draw:equation draw:name="f3" draw:formula="78940"/>
              <draw:equation draw:name="f4" draw:formula="35343"/>
              <draw:equation draw:name="f5" draw:formula="1499855"/>
              <draw:equation draw:name="f6" draw:formula="1543452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578795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499855 * ?f10"/>
              <draw:equation draw:name="f18" draw:formula="1578795 * ?f10"/>
              <draw:equation draw:name="f19" draw:formula="710457 * ?f9"/>
              <draw:equation draw:name="f20" draw:formula="789397 * ?f9"/>
              <draw:equation draw:name="f21" draw:formula="?f13 / 1578795"/>
              <draw:equation draw:name="f22" draw:formula="?f14 / 789397"/>
              <draw:equation draw:name="f23" draw:formula="?f15 / 1578795"/>
              <draw:equation draw:name="f24" draw:formula="?f16 / 789397"/>
              <draw:equation draw:name="f25" draw:formula="?f17 / 1578795"/>
              <draw:equation draw:name="f26" draw:formula="?f18 / 1578795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3435in" svg:y="1.28641in" svg:width="0.17266in" svg:height="0.64747in" draw:id="id65" draw:style-name="a363" draw:name="Freeform: Shape 3">
            <svg:title/>
            <svg:desc/>
            <text:p text:style-name="a362" text:class-names="" text:cond-style-name=""><text:span text:style-name="a361" text:class-names=""/></text:p>
            <draw:enhanced-geometry xmlns:dr3d="urn:oasis:names:tc:opendocument:xmlns:dr3d:1.0" draw:type="non-primitive" svg:viewBox="0 0 157879 592048" draw:enhanced-path="M ?f0 ?f0 L ?f0 ?f2 ?f1 ?f2 N" draw:text-areas="?f7 ?f9 ?f8 ?f10">
              <draw:equation draw:name="f0" draw:formula="0"/>
              <draw:equation draw:name="f1" draw:formula="157879"/>
              <draw:equation draw:name="f2" draw:formula="592048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592048"/>
              <draw:equation draw:name="f7" draw:formula="0 / ?f5"/>
              <draw:equation draw:name="f8" draw:formula="157879 / ?f5"/>
              <draw:equation draw:name="f9" draw:formula="0 / ?f6"/>
              <draw:equation draw:name="f10" draw:formula="592048 / ?f6"/>
            </draw:enhanced-geometry>
          </draw:custom-shape>
          <draw:custom-shape svg:x="0.80701in" svg:y="1.50223in" svg:width="1.38127in" svg:height="0.8633in" draw:id="id66" draw:style-name="a367" draw:name="Freeform: Shape 4">
            <svg:title/>
            <svg:desc/>
            <text:p text:style-name="a366" text:class-names="" text:cond-style-name=""><text:span text:style-name="a364" text:class-names="">Advantages</text:span><text:span text:style-name="a365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3435in" svg:y="1.28641in" svg:width="0.17266in" svg:height="1.72659in" draw:id="id67" draw:style-name="a370" draw:name="Freeform: Shape 5">
            <svg:title/>
            <svg:desc/>
            <text:p text:style-name="a369" text:class-names="" text:cond-style-name=""><text:span text:style-name="a368" text:class-names=""/></text:p>
            <draw:enhanced-geometry xmlns:dr3d="urn:oasis:names:tc:opendocument:xmlns:dr3d:1.0" draw:type="non-primitive" svg:viewBox="0 0 157879 1578795" draw:enhanced-path="M ?f0 ?f0 L ?f0 ?f2 ?f1 ?f2 N" draw:text-areas="?f7 ?f9 ?f8 ?f10">
              <draw:equation draw:name="f0" draw:formula="0"/>
              <draw:equation draw:name="f1" draw:formula="157879"/>
              <draw:equation draw:name="f2" draw:formula="1578795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1578795"/>
              <draw:equation draw:name="f7" draw:formula="0 / ?f5"/>
              <draw:equation draw:name="f8" draw:formula="157879 / ?f5"/>
              <draw:equation draw:name="f9" draw:formula="0 / ?f6"/>
              <draw:equation draw:name="f10" draw:formula="1578795 / ?f6"/>
            </draw:enhanced-geometry>
          </draw:custom-shape>
          <draw:custom-shape svg:x="0.80701in" svg:y="2.58135in" svg:width="1.38127in" svg:height="0.8633in" draw:id="id68" draw:style-name="a374" draw:name="Freeform: Shape 6">
            <svg:title/>
            <svg:desc/>
            <text:p text:style-name="a373" text:class-names="" text:cond-style-name=""><text:span text:style-name="a371" text:class-names="">History</text:span><text:span text:style-name="a372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3435in" svg:y="1.28641in" svg:width="0.17266in" svg:height="2.80571in" draw:id="id69" draw:style-name="a377" draw:name="Freeform: Shape 7">
            <svg:title/>
            <svg:desc/>
            <text:p text:style-name="a376" text:class-names="" text:cond-style-name=""><text:span text:style-name="a375" text:class-names=""/></text:p>
            <draw:enhanced-geometry xmlns:dr3d="urn:oasis:names:tc:opendocument:xmlns:dr3d:1.0" draw:type="non-primitive" svg:viewBox="0 0 157879 2565541" draw:enhanced-path="M ?f0 ?f0 L ?f0 ?f2 ?f1 ?f2 N" draw:text-areas="?f7 ?f9 ?f8 ?f10">
              <draw:equation draw:name="f0" draw:formula="0"/>
              <draw:equation draw:name="f1" draw:formula="157879"/>
              <draw:equation draw:name="f2" draw:formula="2565541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2565541"/>
              <draw:equation draw:name="f7" draw:formula="0 / ?f5"/>
              <draw:equation draw:name="f8" draw:formula="157879 / ?f5"/>
              <draw:equation draw:name="f9" draw:formula="0 / ?f6"/>
              <draw:equation draw:name="f10" draw:formula="2565541 / ?f6"/>
            </draw:enhanced-geometry>
          </draw:custom-shape>
          <draw:custom-shape svg:x="0.80701in" svg:y="3.66047in" svg:width="1.38127in" svg:height="0.8633in" draw:id="id70" draw:style-name="a381" draw:name="Freeform: Shape 8">
            <svg:title/>
            <svg:desc/>
            <text:p text:style-name="a380" text:class-names="" text:cond-style-name=""><text:span text:style-name="a378" text:class-names="">Classification</text:span><text:span text:style-name="a379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61993in" svg:y="0.42311in" svg:width="1.72659in" svg:height="0.8633in" draw:id="id71" draw:style-name="a385" draw:name="Freeform: Shape 9">
            <svg:title/>
            <svg:desc/>
            <text:p text:style-name="a384" text:class-names="" text:cond-style-name=""><text:span text:style-name="a382" text:class-names="">Terminology</text:span><text:span text:style-name="a383" text:class-names=""/></text:p>
            <draw:enhanced-geometry xmlns:dr3d="urn:oasis:names:tc:opendocument:xmlns:dr3d:1.0" draw:type="non-primitive" svg:viewBox="0 0 1578795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578795"/>
              <draw:equation draw:name="f2" draw:formula="789397"/>
              <draw:equation draw:name="f3" draw:formula="78940"/>
              <draw:equation draw:name="f4" draw:formula="35343"/>
              <draw:equation draw:name="f5" draw:formula="1499855"/>
              <draw:equation draw:name="f6" draw:formula="1543452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578795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499855 * ?f10"/>
              <draw:equation draw:name="f18" draw:formula="1578795 * ?f10"/>
              <draw:equation draw:name="f19" draw:formula="710457 * ?f9"/>
              <draw:equation draw:name="f20" draw:formula="789397 * ?f9"/>
              <draw:equation draw:name="f21" draw:formula="?f13 / 1578795"/>
              <draw:equation draw:name="f22" draw:formula="?f14 / 789397"/>
              <draw:equation draw:name="f23" draw:formula="?f15 / 1578795"/>
              <draw:equation draw:name="f24" draw:formula="?f16 / 789397"/>
              <draw:equation draw:name="f25" draw:formula="?f17 / 1578795"/>
              <draw:equation draw:name="f26" draw:formula="?f18 / 1578795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79259in" svg:y="1.28641in" svg:width="0.17266in" svg:height="0.64747in" draw:id="id72" draw:style-name="a388" draw:name="Freeform: Shape 10">
            <svg:title/>
            <svg:desc/>
            <text:p text:style-name="a387" text:class-names="" text:cond-style-name=""><text:span text:style-name="a386" text:class-names=""/></text:p>
            <draw:enhanced-geometry xmlns:dr3d="urn:oasis:names:tc:opendocument:xmlns:dr3d:1.0" draw:type="non-primitive" svg:viewBox="0 0 157879 592048" draw:enhanced-path="M ?f0 ?f0 L ?f0 ?f2 ?f1 ?f2 N" draw:text-areas="?f7 ?f9 ?f8 ?f10">
              <draw:equation draw:name="f0" draw:formula="0"/>
              <draw:equation draw:name="f1" draw:formula="157879"/>
              <draw:equation draw:name="f2" draw:formula="592048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592048"/>
              <draw:equation draw:name="f7" draw:formula="0 / ?f5"/>
              <draw:equation draw:name="f8" draw:formula="157879 / ?f5"/>
              <draw:equation draw:name="f9" draw:formula="0 / ?f6"/>
              <draw:equation draw:name="f10" draw:formula="592048 / ?f6"/>
            </draw:enhanced-geometry>
          </draw:custom-shape>
          <draw:custom-shape svg:x="2.96525in" svg:y="1.50223in" svg:width="1.38127in" svg:height="0.8633in" draw:id="id73" draw:style-name="a392" draw:name="Freeform: Shape 11">
            <svg:title/>
            <svg:desc/>
            <text:p text:style-name="a391" text:class-names="" text:cond-style-name=""><text:span text:style-name="a389" text:class-names="">Structure</text:span><text:span text:style-name="a390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79259in" svg:y="1.28641in" svg:width="0.17266in" svg:height="1.72659in" draw:id="id74" draw:style-name="a395" draw:name="Freeform: Shape 12">
            <svg:title/>
            <svg:desc/>
            <text:p text:style-name="a394" text:class-names="" text:cond-style-name=""><text:span text:style-name="a393" text:class-names=""/></text:p>
            <draw:enhanced-geometry xmlns:dr3d="urn:oasis:names:tc:opendocument:xmlns:dr3d:1.0" draw:type="non-primitive" svg:viewBox="0 0 157879 1578795" draw:enhanced-path="M ?f0 ?f0 L ?f0 ?f2 ?f1 ?f2 N" draw:text-areas="?f7 ?f9 ?f8 ?f10">
              <draw:equation draw:name="f0" draw:formula="0"/>
              <draw:equation draw:name="f1" draw:formula="157879"/>
              <draw:equation draw:name="f2" draw:formula="1578795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1578795"/>
              <draw:equation draw:name="f7" draw:formula="0 / ?f5"/>
              <draw:equation draw:name="f8" draw:formula="157879 / ?f5"/>
              <draw:equation draw:name="f9" draw:formula="0 / ?f6"/>
              <draw:equation draw:name="f10" draw:formula="1578795 / ?f6"/>
            </draw:enhanced-geometry>
          </draw:custom-shape>
          <draw:custom-shape svg:x="2.96525in" svg:y="2.58135in" svg:width="1.38127in" svg:height="0.8633in" draw:id="id75" draw:style-name="a399" draw:name="Freeform: Shape 13">
            <svg:title/>
            <svg:desc/>
            <text:p text:style-name="a398" text:class-names="" text:cond-style-name=""><text:span text:style-name="a396" text:class-names="">Patterns, frameworks, or algorithms</text:span><text:span text:style-name="a397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79259in" svg:y="1.28641in" svg:width="0.17266in" svg:height="2.80571in" draw:id="id76" draw:style-name="a402" draw:name="Freeform: Shape 14">
            <svg:title/>
            <svg:desc/>
            <text:p text:style-name="a401" text:class-names="" text:cond-style-name=""><text:span text:style-name="a400" text:class-names=""/></text:p>
            <draw:enhanced-geometry xmlns:dr3d="urn:oasis:names:tc:opendocument:xmlns:dr3d:1.0" draw:type="non-primitive" svg:viewBox="0 0 157879 2565541" draw:enhanced-path="M ?f0 ?f0 L ?f0 ?f2 ?f1 ?f2 N" draw:text-areas="?f7 ?f9 ?f8 ?f10">
              <draw:equation draw:name="f0" draw:formula="0"/>
              <draw:equation draw:name="f1" draw:formula="157879"/>
              <draw:equation draw:name="f2" draw:formula="2565541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2565541"/>
              <draw:equation draw:name="f7" draw:formula="0 / ?f5"/>
              <draw:equation draw:name="f8" draw:formula="157879 / ?f5"/>
              <draw:equation draw:name="f9" draw:formula="0 / ?f6"/>
              <draw:equation draw:name="f10" draw:formula="2565541 / ?f6"/>
            </draw:enhanced-geometry>
          </draw:custom-shape>
          <draw:custom-shape svg:x="2.96525in" svg:y="3.66047in" svg:width="1.38127in" svg:height="0.8633in" draw:id="id77" draw:style-name="a406" draw:name="Freeform: Shape 15">
            <svg:title/>
            <svg:desc/>
            <text:p text:style-name="a405" text:class-names="" text:cond-style-name=""><text:span text:style-name="a403" text:class-names="">Pattern sequences, and pattern languages</text:span><text:span text:style-name="a404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79259in" svg:y="1.28641in" svg:width="0.17266in" svg:height="3.88483in" draw:id="id78" draw:style-name="a409" draw:name="Freeform: Shape 16">
            <svg:title/>
            <svg:desc/>
            <text:p text:style-name="a408" text:class-names="" text:cond-style-name=""><text:span text:style-name="a407" text:class-names=""/></text:p>
            <draw:enhanced-geometry xmlns:dr3d="urn:oasis:names:tc:opendocument:xmlns:dr3d:1.0" draw:type="non-primitive" svg:viewBox="0 0 157879 3552288" draw:enhanced-path="M ?f0 ?f0 L ?f0 ?f2 ?f1 ?f2 N" draw:text-areas="?f7 ?f9 ?f8 ?f10">
              <draw:equation draw:name="f0" draw:formula="0"/>
              <draw:equation draw:name="f1" draw:formula="157879"/>
              <draw:equation draw:name="f2" draw:formula="3552288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3552288"/>
              <draw:equation draw:name="f7" draw:formula="0 / ?f5"/>
              <draw:equation draw:name="f8" draw:formula="157879 / ?f5"/>
              <draw:equation draw:name="f9" draw:formula="0 / ?f6"/>
              <draw:equation draw:name="f10" draw:formula="3552288 / ?f6"/>
            </draw:enhanced-geometry>
          </draw:custom-shape>
          <draw:custom-shape svg:x="2.96525in" svg:y="4.73959in" svg:width="1.38127in" svg:height="0.8633in" draw:id="id79" draw:style-name="a413" draw:name="Freeform: Shape 17">
            <svg:title/>
            <svg:desc/>
            <text:p text:style-name="a412" text:class-names="" text:cond-style-name=""><text:span text:style-name="a410" text:class-names="">Anti-pattern</text:span><text:span text:style-name="a411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77817in" svg:y="0.42311in" svg:width="1.72659in" svg:height="0.8633in" draw:id="id80" draw:style-name="a417" draw:name="Freeform: Shape 18">
            <svg:title/>
            <svg:desc/>
            <text:p text:style-name="a416" text:class-names="" text:cond-style-name=""><text:span text:style-name="a414" text:class-names="">Design Patterns</text:span><text:span text:style-name="a415" text:class-names=""/></text:p>
            <draw:enhanced-geometry xmlns:dr3d="urn:oasis:names:tc:opendocument:xmlns:dr3d:1.0" draw:type="non-primitive" svg:viewBox="0 0 1578795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578795"/>
              <draw:equation draw:name="f2" draw:formula="789397"/>
              <draw:equation draw:name="f3" draw:formula="78940"/>
              <draw:equation draw:name="f4" draw:formula="35343"/>
              <draw:equation draw:name="f5" draw:formula="1499855"/>
              <draw:equation draw:name="f6" draw:formula="1543452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578795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499855 * ?f10"/>
              <draw:equation draw:name="f18" draw:formula="1578795 * ?f10"/>
              <draw:equation draw:name="f19" draw:formula="710457 * ?f9"/>
              <draw:equation draw:name="f20" draw:formula="789397 * ?f9"/>
              <draw:equation draw:name="f21" draw:formula="?f13 / 1578795"/>
              <draw:equation draw:name="f22" draw:formula="?f14 / 789397"/>
              <draw:equation draw:name="f23" draw:formula="?f15 / 1578795"/>
              <draw:equation draw:name="f24" draw:formula="?f16 / 789397"/>
              <draw:equation draw:name="f25" draw:formula="?f17 / 1578795"/>
              <draw:equation draw:name="f26" draw:formula="?f18 / 1578795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95083in" svg:y="1.28641in" svg:width="0.17266in" svg:height="0.64747in" draw:id="id81" draw:style-name="a420" draw:name="Freeform: Shape 19">
            <svg:title/>
            <svg:desc/>
            <text:p text:style-name="a419" text:class-names="" text:cond-style-name=""><text:span text:style-name="a418" text:class-names=""/></text:p>
            <draw:enhanced-geometry xmlns:dr3d="urn:oasis:names:tc:opendocument:xmlns:dr3d:1.0" draw:type="non-primitive" svg:viewBox="0 0 157879 592048" draw:enhanced-path="M ?f0 ?f0 L ?f0 ?f2 ?f1 ?f2 N" draw:text-areas="?f7 ?f9 ?f8 ?f10">
              <draw:equation draw:name="f0" draw:formula="0"/>
              <draw:equation draw:name="f1" draw:formula="157879"/>
              <draw:equation draw:name="f2" draw:formula="592048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592048"/>
              <draw:equation draw:name="f7" draw:formula="0 / ?f5"/>
              <draw:equation draw:name="f8" draw:formula="157879 / ?f5"/>
              <draw:equation draw:name="f9" draw:formula="0 / ?f6"/>
              <draw:equation draw:name="f10" draw:formula="592048 / ?f6"/>
            </draw:enhanced-geometry>
          </draw:custom-shape>
          <draw:custom-shape svg:x="5.12349in" svg:y="1.50223in" svg:width="1.38127in" svg:height="0.8633in" draw:id="id82" draw:style-name="a424" draw:name="Freeform: Shape 20">
            <svg:title/>
            <svg:desc/>
            <text:p text:style-name="a423" text:class-names="" text:cond-style-name=""><text:span text:style-name="a421" text:class-names="">Creational patterns</text:span><text:span text:style-name="a422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95083in" svg:y="1.28641in" svg:width="0.17266in" svg:height="1.72659in" draw:id="id83" draw:style-name="a427" draw:name="Freeform: Shape 21">
            <svg:title/>
            <svg:desc/>
            <text:p text:style-name="a426" text:class-names="" text:cond-style-name=""><text:span text:style-name="a425" text:class-names=""/></text:p>
            <draw:enhanced-geometry xmlns:dr3d="urn:oasis:names:tc:opendocument:xmlns:dr3d:1.0" draw:type="non-primitive" svg:viewBox="0 0 157879 1578795" draw:enhanced-path="M ?f0 ?f0 L ?f0 ?f2 ?f1 ?f2 N" draw:text-areas="?f7 ?f9 ?f8 ?f10">
              <draw:equation draw:name="f0" draw:formula="0"/>
              <draw:equation draw:name="f1" draw:formula="157879"/>
              <draw:equation draw:name="f2" draw:formula="1578795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1578795"/>
              <draw:equation draw:name="f7" draw:formula="0 / ?f5"/>
              <draw:equation draw:name="f8" draw:formula="157879 / ?f5"/>
              <draw:equation draw:name="f9" draw:formula="0 / ?f6"/>
              <draw:equation draw:name="f10" draw:formula="1578795 / ?f6"/>
            </draw:enhanced-geometry>
          </draw:custom-shape>
          <draw:custom-shape svg:x="5.12349in" svg:y="2.58135in" svg:width="1.38127in" svg:height="0.8633in" draw:id="id84" draw:style-name="a431" draw:name="Freeform: Shape 22">
            <svg:title/>
            <svg:desc/>
            <text:p text:style-name="a430" text:class-names="" text:cond-style-name=""><text:span text:style-name="a428" text:class-names="">Structural patterns</text:span><text:span text:style-name="a429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95083in" svg:y="1.28641in" svg:width="0.17266in" svg:height="2.80571in" draw:id="id85" draw:style-name="a434" draw:name="Freeform: Shape 23">
            <svg:title/>
            <svg:desc/>
            <text:p text:style-name="a433" text:class-names="" text:cond-style-name=""><text:span text:style-name="a432" text:class-names=""/></text:p>
            <draw:enhanced-geometry xmlns:dr3d="urn:oasis:names:tc:opendocument:xmlns:dr3d:1.0" draw:type="non-primitive" svg:viewBox="0 0 157879 2565541" draw:enhanced-path="M ?f0 ?f0 L ?f0 ?f2 ?f1 ?f2 N" draw:text-areas="?f7 ?f9 ?f8 ?f10">
              <draw:equation draw:name="f0" draw:formula="0"/>
              <draw:equation draw:name="f1" draw:formula="157879"/>
              <draw:equation draw:name="f2" draw:formula="2565541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2565541"/>
              <draw:equation draw:name="f7" draw:formula="0 / ?f5"/>
              <draw:equation draw:name="f8" draw:formula="157879 / ?f5"/>
              <draw:equation draw:name="f9" draw:formula="0 / ?f6"/>
              <draw:equation draw:name="f10" draw:formula="2565541 / ?f6"/>
            </draw:enhanced-geometry>
          </draw:custom-shape>
          <draw:custom-shape svg:x="5.12349in" svg:y="3.66047in" svg:width="1.38127in" svg:height="0.8633in" draw:id="id86" draw:style-name="a438" draw:name="Freeform: Shape 24">
            <svg:title/>
            <svg:desc/>
            <text:p text:style-name="a437" text:class-names="" text:cond-style-name=""><text:span text:style-name="a435" text:class-names="">Behavioral patterns</text:span><text:span text:style-name="a436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93641in" svg:y="0.42311in" svg:width="1.72659in" svg:height="0.8633in" draw:id="id87" draw:style-name="a442" draw:name="Freeform: Shape 25">
            <svg:title/>
            <svg:desc/>
            <text:p text:style-name="a441" text:class-names="" text:cond-style-name=""><text:span text:style-name="a439" text:class-names="">Idioms</text:span><text:span text:style-name="a440" text:class-names=""/></text:p>
            <draw:enhanced-geometry xmlns:dr3d="urn:oasis:names:tc:opendocument:xmlns:dr3d:1.0" draw:type="non-primitive" svg:viewBox="0 0 1578795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578795"/>
              <draw:equation draw:name="f2" draw:formula="789397"/>
              <draw:equation draw:name="f3" draw:formula="78940"/>
              <draw:equation draw:name="f4" draw:formula="35343"/>
              <draw:equation draw:name="f5" draw:formula="1499855"/>
              <draw:equation draw:name="f6" draw:formula="1543452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578795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499855 * ?f10"/>
              <draw:equation draw:name="f18" draw:formula="1578795 * ?f10"/>
              <draw:equation draw:name="f19" draw:formula="710457 * ?f9"/>
              <draw:equation draw:name="f20" draw:formula="789397 * ?f9"/>
              <draw:equation draw:name="f21" draw:formula="?f13 / 1578795"/>
              <draw:equation draw:name="f22" draw:formula="?f14 / 789397"/>
              <draw:equation draw:name="f23" draw:formula="?f15 / 1578795"/>
              <draw:equation draw:name="f24" draw:formula="?f16 / 789397"/>
              <draw:equation draw:name="f25" draw:formula="?f17 / 1578795"/>
              <draw:equation draw:name="f26" draw:formula="?f18 / 1578795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7.10907in" svg:y="1.28641in" svg:width="0.17266in" svg:height="0.64747in" draw:id="id88" draw:style-name="a445" draw:name="Freeform: Shape 26">
            <svg:title/>
            <svg:desc/>
            <text:p text:style-name="a444" text:class-names="" text:cond-style-name=""><text:span text:style-name="a443" text:class-names=""/></text:p>
            <draw:enhanced-geometry xmlns:dr3d="urn:oasis:names:tc:opendocument:xmlns:dr3d:1.0" draw:type="non-primitive" svg:viewBox="0 0 157879 592048" draw:enhanced-path="M ?f0 ?f0 L ?f0 ?f2 ?f1 ?f2 N" draw:text-areas="?f7 ?f9 ?f8 ?f10">
              <draw:equation draw:name="f0" draw:formula="0"/>
              <draw:equation draw:name="f1" draw:formula="157879"/>
              <draw:equation draw:name="f2" draw:formula="592048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592048"/>
              <draw:equation draw:name="f7" draw:formula="0 / ?f5"/>
              <draw:equation draw:name="f8" draw:formula="157879 / ?f5"/>
              <draw:equation draw:name="f9" draw:formula="0 / ?f6"/>
              <draw:equation draw:name="f10" draw:formula="592048 / ?f6"/>
            </draw:enhanced-geometry>
          </draw:custom-shape>
          <draw:custom-shape svg:x="7.28173in" svg:y="1.50223in" svg:width="1.38127in" svg:height="0.8633in" draw:id="id89" draw:style-name="a449" draw:name="Freeform: Shape 27">
            <svg:title/>
            <svg:desc/>
            <text:p text:style-name="a448" text:class-names="" text:cond-style-name=""><text:span text:style-name="a446" text:class-names="">General</text:span><text:span text:style-name="a447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7.10907in" svg:y="1.28641in" svg:width="0.17266in" svg:height="1.72659in" draw:id="id90" draw:style-name="a452" draw:name="Freeform: Shape 28">
            <svg:title/>
            <svg:desc/>
            <text:p text:style-name="a451" text:class-names="" text:cond-style-name=""><text:span text:style-name="a450" text:class-names=""/></text:p>
            <draw:enhanced-geometry xmlns:dr3d="urn:oasis:names:tc:opendocument:xmlns:dr3d:1.0" draw:type="non-primitive" svg:viewBox="0 0 157879 1578795" draw:enhanced-path="M ?f0 ?f0 L ?f0 ?f2 ?f1 ?f2 N" draw:text-areas="?f7 ?f9 ?f8 ?f10">
              <draw:equation draw:name="f0" draw:formula="0"/>
              <draw:equation draw:name="f1" draw:formula="157879"/>
              <draw:equation draw:name="f2" draw:formula="1578795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1578795"/>
              <draw:equation draw:name="f7" draw:formula="0 / ?f5"/>
              <draw:equation draw:name="f8" draw:formula="157879 / ?f5"/>
              <draw:equation draw:name="f9" draw:formula="0 / ?f6"/>
              <draw:equation draw:name="f10" draw:formula="1578795 / ?f6"/>
            </draw:enhanced-geometry>
          </draw:custom-shape>
          <draw:custom-shape svg:x="7.28173in" svg:y="2.58135in" svg:width="1.38127in" svg:height="0.8633in" draw:id="id91" draw:style-name="a456" draw:name="Freeform: Shape 29">
            <svg:title/>
            <svg:desc/>
            <text:p text:style-name="a455" text:class-names="" text:cond-style-name=""><text:span text:style-name="a453" text:class-names="">Classes</text:span><text:span text:style-name="a454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7.10907in" svg:y="1.28641in" svg:width="0.17266in" svg:height="2.80571in" draw:id="id92" draw:style-name="a459" draw:name="Freeform: Shape 30">
            <svg:title/>
            <svg:desc/>
            <text:p text:style-name="a458" text:class-names="" text:cond-style-name=""><text:span text:style-name="a457" text:class-names=""/></text:p>
            <draw:enhanced-geometry xmlns:dr3d="urn:oasis:names:tc:opendocument:xmlns:dr3d:1.0" draw:type="non-primitive" svg:viewBox="0 0 157879 2565541" draw:enhanced-path="M ?f0 ?f0 L ?f0 ?f2 ?f1 ?f2 N" draw:text-areas="?f7 ?f9 ?f8 ?f10">
              <draw:equation draw:name="f0" draw:formula="0"/>
              <draw:equation draw:name="f1" draw:formula="157879"/>
              <draw:equation draw:name="f2" draw:formula="2565541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2565541"/>
              <draw:equation draw:name="f7" draw:formula="0 / ?f5"/>
              <draw:equation draw:name="f8" draw:formula="157879 / ?f5"/>
              <draw:equation draw:name="f9" draw:formula="0 / ?f6"/>
              <draw:equation draw:name="f10" draw:formula="2565541 / ?f6"/>
            </draw:enhanced-geometry>
          </draw:custom-shape>
          <draw:custom-shape svg:x="7.28173in" svg:y="3.66047in" svg:width="1.38127in" svg:height="0.8633in" draw:id="id93" draw:style-name="a463" draw:name="Freeform: Shape 31">
            <svg:title/>
            <svg:desc/>
            <text:p text:style-name="a462" text:class-names="" text:cond-style-name=""><text:span text:style-name="a460" text:class-names="">Polymorphism</text:span><text:span text:style-name="a461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7.10907in" svg:y="1.28641in" svg:width="0.17266in" svg:height="3.88483in" draw:id="id94" draw:style-name="a466" draw:name="Freeform: Shape 32">
            <svg:title/>
            <svg:desc/>
            <text:p text:style-name="a465" text:class-names="" text:cond-style-name=""><text:span text:style-name="a464" text:class-names=""/></text:p>
            <draw:enhanced-geometry xmlns:dr3d="urn:oasis:names:tc:opendocument:xmlns:dr3d:1.0" draw:type="non-primitive" svg:viewBox="0 0 157879 3552288" draw:enhanced-path="M ?f0 ?f0 L ?f0 ?f2 ?f1 ?f2 N" draw:text-areas="?f7 ?f9 ?f8 ?f10">
              <draw:equation draw:name="f0" draw:formula="0"/>
              <draw:equation draw:name="f1" draw:formula="157879"/>
              <draw:equation draw:name="f2" draw:formula="3552288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3552288"/>
              <draw:equation draw:name="f7" draw:formula="0 / ?f5"/>
              <draw:equation draw:name="f8" draw:formula="157879 / ?f5"/>
              <draw:equation draw:name="f9" draw:formula="0 / ?f6"/>
              <draw:equation draw:name="f10" draw:formula="3552288 / ?f6"/>
            </draw:enhanced-geometry>
          </draw:custom-shape>
          <draw:custom-shape svg:x="7.28173in" svg:y="4.73959in" svg:width="1.38127in" svg:height="0.8633in" draw:id="id95" draw:style-name="a470" draw:name="Freeform: Shape 33">
            <svg:title/>
            <svg:desc/>
            <text:p text:style-name="a469" text:class-names="" text:cond-style-name=""><text:span text:style-name="a467" text:class-names="">Templates</text:span><text:span text:style-name="a468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09465in" svg:y="0.42311in" svg:width="1.72659in" svg:height="0.8633in" draw:id="id96" draw:style-name="a474" draw:name="Freeform: Shape 34">
            <svg:title/>
            <svg:desc/>
            <text:p text:style-name="a473" text:class-names="" text:cond-style-name=""><text:span text:style-name="a471" text:class-names="">Architectural Patterns</text:span><text:span text:style-name="a472" text:class-names=""/></text:p>
            <draw:enhanced-geometry xmlns:dr3d="urn:oasis:names:tc:opendocument:xmlns:dr3d:1.0" draw:type="non-primitive" svg:viewBox="0 0 1578795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578795"/>
              <draw:equation draw:name="f2" draw:formula="789397"/>
              <draw:equation draw:name="f3" draw:formula="78940"/>
              <draw:equation draw:name="f4" draw:formula="35343"/>
              <draw:equation draw:name="f5" draw:formula="1499855"/>
              <draw:equation draw:name="f6" draw:formula="1543452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578795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499855 * ?f10"/>
              <draw:equation draw:name="f18" draw:formula="1578795 * ?f10"/>
              <draw:equation draw:name="f19" draw:formula="710457 * ?f9"/>
              <draw:equation draw:name="f20" draw:formula="789397 * ?f9"/>
              <draw:equation draw:name="f21" draw:formula="?f13 / 1578795"/>
              <draw:equation draw:name="f22" draw:formula="?f14 / 789397"/>
              <draw:equation draw:name="f23" draw:formula="?f15 / 1578795"/>
              <draw:equation draw:name="f24" draw:formula="?f16 / 789397"/>
              <draw:equation draw:name="f25" draw:formula="?f17 / 1578795"/>
              <draw:equation draw:name="f26" draw:formula="?f18 / 1578795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26731in" svg:y="1.28641in" svg:width="0.17266in" svg:height="0.64747in" draw:id="id97" draw:style-name="a477" draw:name="Freeform: Shape 35">
            <svg:title/>
            <svg:desc/>
            <text:p text:style-name="a476" text:class-names="" text:cond-style-name=""><text:span text:style-name="a475" text:class-names=""/></text:p>
            <draw:enhanced-geometry xmlns:dr3d="urn:oasis:names:tc:opendocument:xmlns:dr3d:1.0" draw:type="non-primitive" svg:viewBox="0 0 157879 592048" draw:enhanced-path="M ?f0 ?f0 L ?f0 ?f2 ?f1 ?f2 N" draw:text-areas="?f7 ?f9 ?f8 ?f10">
              <draw:equation draw:name="f0" draw:formula="0"/>
              <draw:equation draw:name="f1" draw:formula="157879"/>
              <draw:equation draw:name="f2" draw:formula="592048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592048"/>
              <draw:equation draw:name="f7" draw:formula="0 / ?f5"/>
              <draw:equation draw:name="f8" draw:formula="157879 / ?f5"/>
              <draw:equation draw:name="f9" draw:formula="0 / ?f6"/>
              <draw:equation draw:name="f10" draw:formula="592048 / ?f6"/>
            </draw:enhanced-geometry>
          </draw:custom-shape>
          <draw:custom-shape svg:x="9.43997in" svg:y="1.50223in" svg:width="1.38127in" svg:height="0.8633in" draw:id="id98" draw:style-name="a481" draw:name="Freeform: Shape 36">
            <svg:title/>
            <svg:desc/>
            <text:p text:style-name="a480" text:class-names="" text:cond-style-name=""><text:span text:style-name="a478" text:class-names="">Layers</text:span><text:span text:style-name="a479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26731in" svg:y="1.28641in" svg:width="0.17266in" svg:height="1.72659in" draw:id="id99" draw:style-name="a484" draw:name="Freeform: Shape 37">
            <svg:title/>
            <svg:desc/>
            <text:p text:style-name="a483" text:class-names="" text:cond-style-name=""><text:span text:style-name="a482" text:class-names=""/></text:p>
            <draw:enhanced-geometry xmlns:dr3d="urn:oasis:names:tc:opendocument:xmlns:dr3d:1.0" draw:type="non-primitive" svg:viewBox="0 0 157879 1578795" draw:enhanced-path="M ?f0 ?f0 L ?f0 ?f2 ?f1 ?f2 N" draw:text-areas="?f7 ?f9 ?f8 ?f10">
              <draw:equation draw:name="f0" draw:formula="0"/>
              <draw:equation draw:name="f1" draw:formula="157879"/>
              <draw:equation draw:name="f2" draw:formula="1578795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1578795"/>
              <draw:equation draw:name="f7" draw:formula="0 / ?f5"/>
              <draw:equation draw:name="f8" draw:formula="157879 / ?f5"/>
              <draw:equation draw:name="f9" draw:formula="0 / ?f6"/>
              <draw:equation draw:name="f10" draw:formula="1578795 / ?f6"/>
            </draw:enhanced-geometry>
          </draw:custom-shape>
          <draw:custom-shape svg:x="9.43997in" svg:y="2.58135in" svg:width="1.38127in" svg:height="0.8633in" draw:id="id100" draw:style-name="a488" draw:name="Freeform: Shape 38">
            <svg:title/>
            <svg:desc/>
            <text:p text:style-name="a487" text:class-names="" text:cond-style-name=""><text:span text:style-name="a485" text:class-names="">Pipes-and-Filters</text:span><text:span text:style-name="a486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26731in" svg:y="1.28641in" svg:width="0.17266in" svg:height="2.80571in" draw:id="id101" draw:style-name="a491" draw:name="Freeform: Shape 39">
            <svg:title/>
            <svg:desc/>
            <text:p text:style-name="a490" text:class-names="" text:cond-style-name=""><text:span text:style-name="a489" text:class-names=""/></text:p>
            <draw:enhanced-geometry xmlns:dr3d="urn:oasis:names:tc:opendocument:xmlns:dr3d:1.0" draw:type="non-primitive" svg:viewBox="0 0 157879 2565541" draw:enhanced-path="M ?f0 ?f0 L ?f0 ?f2 ?f1 ?f2 N" draw:text-areas="?f7 ?f9 ?f8 ?f10">
              <draw:equation draw:name="f0" draw:formula="0"/>
              <draw:equation draw:name="f1" draw:formula="157879"/>
              <draw:equation draw:name="f2" draw:formula="2565541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2565541"/>
              <draw:equation draw:name="f7" draw:formula="0 / ?f5"/>
              <draw:equation draw:name="f8" draw:formula="157879 / ?f5"/>
              <draw:equation draw:name="f9" draw:formula="0 / ?f6"/>
              <draw:equation draw:name="f10" draw:formula="2565541 / ?f6"/>
            </draw:enhanced-geometry>
          </draw:custom-shape>
          <draw:custom-shape svg:x="9.43997in" svg:y="3.66047in" svg:width="1.38127in" svg:height="0.8633in" draw:id="id102" draw:style-name="a495" draw:name="Freeform: Shape 40">
            <svg:title/>
            <svg:desc/>
            <text:p text:style-name="a494" text:class-names="" text:cond-style-name=""><text:span text:style-name="a492" text:class-names="">Broker</text:span><text:span text:style-name="a493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26731in" svg:y="1.28641in" svg:width="0.17266in" svg:height="3.88483in" draw:id="id103" draw:style-name="a498" draw:name="Freeform: Shape 41">
            <svg:title/>
            <svg:desc/>
            <text:p text:style-name="a497" text:class-names="" text:cond-style-name=""><text:span text:style-name="a496" text:class-names=""/></text:p>
            <draw:enhanced-geometry xmlns:dr3d="urn:oasis:names:tc:opendocument:xmlns:dr3d:1.0" draw:type="non-primitive" svg:viewBox="0 0 157879 3552288" draw:enhanced-path="M ?f0 ?f0 L ?f0 ?f2 ?f1 ?f2 N" draw:text-areas="?f7 ?f9 ?f8 ?f10">
              <draw:equation draw:name="f0" draw:formula="0"/>
              <draw:equation draw:name="f1" draw:formula="157879"/>
              <draw:equation draw:name="f2" draw:formula="3552288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3552288"/>
              <draw:equation draw:name="f7" draw:formula="0 / ?f5"/>
              <draw:equation draw:name="f8" draw:formula="157879 / ?f5"/>
              <draw:equation draw:name="f9" draw:formula="0 / ?f6"/>
              <draw:equation draw:name="f10" draw:formula="3552288 / ?f6"/>
            </draw:enhanced-geometry>
          </draw:custom-shape>
          <draw:custom-shape svg:x="9.43997in" svg:y="4.73959in" svg:width="1.38127in" svg:height="0.8633in" draw:id="id104" draw:style-name="a502" draw:name="Freeform: Shape 42">
            <svg:title/>
            <svg:desc/>
            <text:p text:style-name="a501" text:class-names="" text:cond-style-name=""><text:span text:style-name="a499" text:class-names="">Model View Controller</text:span><text:span text:style-name="a500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26731in" svg:y="1.28641in" svg:width="0.17266in" svg:height="4.96395in" draw:id="id105" draw:style-name="a505" draw:name="Freeform: Shape 43">
            <svg:title/>
            <svg:desc/>
            <text:p text:style-name="a504" text:class-names="" text:cond-style-name=""><text:span text:style-name="a503" text:class-names=""/></text:p>
            <draw:enhanced-geometry xmlns:dr3d="urn:oasis:names:tc:opendocument:xmlns:dr3d:1.0" draw:type="non-primitive" svg:viewBox="0 0 157879 4539035" draw:enhanced-path="M ?f0 ?f0 L ?f0 ?f2 ?f1 ?f2 N" draw:text-areas="?f7 ?f9 ?f8 ?f10">
              <draw:equation draw:name="f0" draw:formula="0"/>
              <draw:equation draw:name="f1" draw:formula="157879"/>
              <draw:equation draw:name="f2" draw:formula="4539035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4539035"/>
              <draw:equation draw:name="f7" draw:formula="0 / ?f5"/>
              <draw:equation draw:name="f8" draw:formula="157879 / ?f5"/>
              <draw:equation draw:name="f9" draw:formula="0 / ?f6"/>
              <draw:equation draw:name="f10" draw:formula="4539035 / ?f6"/>
            </draw:enhanced-geometry>
          </draw:custom-shape>
          <draw:custom-shape svg:x="9.43997in" svg:y="5.81871in" svg:width="1.38127in" svg:height="0.8633in" draw:id="id106" draw:style-name="a509" draw:name="Freeform: Shape 44">
            <svg:title/>
            <svg:desc/>
            <text:p text:style-name="a508" text:class-names="" text:cond-style-name=""><text:span text:style-name="a506" text:class-names="">Reactor</text:span><text:span text:style-name="a507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1.25289in" svg:y="0.42311in" svg:width="1.72659in" svg:height="0.8633in" draw:id="id107" draw:style-name="a513" draw:name="Freeform: Shape 45">
            <svg:title/>
            <svg:desc/>
            <text:p text:style-name="a512" text:class-names="" text:cond-style-name=""><text:span text:style-name="a510" text:class-names="">Concurrency Patterns</text:span><text:span text:style-name="a511" text:class-names=""/></text:p>
            <draw:enhanced-geometry xmlns:dr3d="urn:oasis:names:tc:opendocument:xmlns:dr3d:1.0" draw:type="non-primitive" svg:viewBox="0 0 1578795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578795"/>
              <draw:equation draw:name="f2" draw:formula="789397"/>
              <draw:equation draw:name="f3" draw:formula="78940"/>
              <draw:equation draw:name="f4" draw:formula="35343"/>
              <draw:equation draw:name="f5" draw:formula="1499855"/>
              <draw:equation draw:name="f6" draw:formula="1543452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578795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499855 * ?f10"/>
              <draw:equation draw:name="f18" draw:formula="1578795 * ?f10"/>
              <draw:equation draw:name="f19" draw:formula="710457 * ?f9"/>
              <draw:equation draw:name="f20" draw:formula="789397 * ?f9"/>
              <draw:equation draw:name="f21" draw:formula="?f13 / 1578795"/>
              <draw:equation draw:name="f22" draw:formula="?f14 / 789397"/>
              <draw:equation draw:name="f23" draw:formula="?f15 / 1578795"/>
              <draw:equation draw:name="f24" draw:formula="?f16 / 789397"/>
              <draw:equation draw:name="f25" draw:formula="?f17 / 1578795"/>
              <draw:equation draw:name="f26" draw:formula="?f18 / 1578795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1.42555in" svg:y="1.28641in" svg:width="0.17266in" svg:height="0.64747in" draw:id="id108" draw:style-name="a516" draw:name="Freeform: Shape 46">
            <svg:title/>
            <svg:desc/>
            <text:p text:style-name="a515" text:class-names="" text:cond-style-name=""><text:span text:style-name="a514" text:class-names=""/></text:p>
            <draw:enhanced-geometry xmlns:dr3d="urn:oasis:names:tc:opendocument:xmlns:dr3d:1.0" draw:type="non-primitive" svg:viewBox="0 0 157879 592048" draw:enhanced-path="M ?f0 ?f0 L ?f0 ?f2 ?f1 ?f2 N" draw:text-areas="?f7 ?f9 ?f8 ?f10">
              <draw:equation draw:name="f0" draw:formula="0"/>
              <draw:equation draw:name="f1" draw:formula="157879"/>
              <draw:equation draw:name="f2" draw:formula="592048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592048"/>
              <draw:equation draw:name="f7" draw:formula="0 / ?f5"/>
              <draw:equation draw:name="f8" draw:formula="157879 / ?f5"/>
              <draw:equation draw:name="f9" draw:formula="0 / ?f6"/>
              <draw:equation draw:name="f10" draw:formula="592048 / ?f6"/>
            </draw:enhanced-geometry>
          </draw:custom-shape>
          <draw:custom-shape svg:x="11.59821in" svg:y="1.50223in" svg:width="1.38127in" svg:height="0.8633in" draw:id="id109" draw:style-name="a520" draw:name="Freeform: Shape 47">
            <svg:title/>
            <svg:desc/>
            <text:p text:style-name="a519" text:class-names="" text:cond-style-name=""><text:span text:style-name="a517" text:class-names="">Dealing with Sharing</text:span><text:span text:style-name="a518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1.42555in" svg:y="1.28641in" svg:width="0.17266in" svg:height="1.72659in" draw:id="id110" draw:style-name="a523" draw:name="Freeform: Shape 48">
            <svg:title/>
            <svg:desc/>
            <text:p text:style-name="a522" text:class-names="" text:cond-style-name=""><text:span text:style-name="a521" text:class-names=""/></text:p>
            <draw:enhanced-geometry xmlns:dr3d="urn:oasis:names:tc:opendocument:xmlns:dr3d:1.0" draw:type="non-primitive" svg:viewBox="0 0 157879 1578795" draw:enhanced-path="M ?f0 ?f0 L ?f0 ?f2 ?f1 ?f2 N" draw:text-areas="?f7 ?f9 ?f8 ?f10">
              <draw:equation draw:name="f0" draw:formula="0"/>
              <draw:equation draw:name="f1" draw:formula="157879"/>
              <draw:equation draw:name="f2" draw:formula="1578795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1578795"/>
              <draw:equation draw:name="f7" draw:formula="0 / ?f5"/>
              <draw:equation draw:name="f8" draw:formula="157879 / ?f5"/>
              <draw:equation draw:name="f9" draw:formula="0 / ?f6"/>
              <draw:equation draw:name="f10" draw:formula="1578795 / ?f6"/>
            </draw:enhanced-geometry>
          </draw:custom-shape>
          <draw:custom-shape svg:x="11.59821in" svg:y="2.58135in" svg:width="1.38127in" svg:height="0.8633in" draw:id="id111" draw:style-name="a527" draw:name="Freeform: Shape 49">
            <svg:title/>
            <svg:desc/>
            <text:p text:style-name="a526" text:class-names="" text:cond-style-name=""><text:span text:style-name="a524" text:class-names="">Dealing with Mutation</text:span><text:span text:style-name="a525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1.42555in" svg:y="1.28641in" svg:width="0.17266in" svg:height="2.80571in" draw:id="id112" draw:style-name="a530" draw:name="Freeform: Shape 50">
            <svg:title/>
            <svg:desc/>
            <text:p text:style-name="a529" text:class-names="" text:cond-style-name=""><text:span text:style-name="a528" text:class-names=""/></text:p>
            <draw:enhanced-geometry xmlns:dr3d="urn:oasis:names:tc:opendocument:xmlns:dr3d:1.0" draw:type="non-primitive" svg:viewBox="0 0 157879 2565541" draw:enhanced-path="M ?f0 ?f0 L ?f0 ?f2 ?f1 ?f2 N" draw:text-areas="?f7 ?f9 ?f8 ?f10">
              <draw:equation draw:name="f0" draw:formula="0"/>
              <draw:equation draw:name="f1" draw:formula="157879"/>
              <draw:equation draw:name="f2" draw:formula="2565541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2565541"/>
              <draw:equation draw:name="f7" draw:formula="0 / ?f5"/>
              <draw:equation draw:name="f8" draw:formula="157879 / ?f5"/>
              <draw:equation draw:name="f9" draw:formula="0 / ?f6"/>
              <draw:equation draw:name="f10" draw:formula="2565541 / ?f6"/>
            </draw:enhanced-geometry>
          </draw:custom-shape>
          <draw:custom-shape svg:x="11.59821in" svg:y="3.66047in" svg:width="1.38127in" svg:height="0.8633in" draw:id="id113" draw:style-name="a534" draw:name="Freeform: Shape 51">
            <svg:title/>
            <svg:desc/>
            <text:p text:style-name="a533" text:class-names="" text:cond-style-name=""><text:span text:style-name="a531" text:class-names="">Concurrent Architecture</text:span><text:span text:style-name="a532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7/07/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7/07/2022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7/07/2022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7/07/2022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7/07/2022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7/07/2022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7/07/2022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7/07/2022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7/07/2022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7/07/2022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7/07/2022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7/07/2022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Rainer Grimm</meta:initial-creator>
    <dc:creator>Rainer Grimm</dc:creator>
    <meta:creation-date>2022-06-30T20:34:04Z</meta:creation-date>
    <dc:date>2022-07-07T11:02:09Z</dc:date>
    <meta:editing-cycles>1</meta:editing-cycles>
    <meta:editing-duration>PT779S</meta:editing-duration>
    <meta:document-statistic meta:paragraph-count="28" meta:word-count="51"/>
  </office:meta>
</office:document-meta>
</file>